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modifiableCollection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Collection.decorate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modifiableCollection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Collection.UnmodifiableCollection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nmodifiableCollection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Collec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Collection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modifiableCollection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